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5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669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eeeee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ext-properties fo:color="#800080" fo:font-weight="bold" style:font-weight-asian="bold" style:font-weight-complex="bold"/>
    </style:style>
    <style:style style:name="ce10" style:family="table-cell" style:parent-style-name="Default">
      <style:text-properties fo:color="#00a933" fo:font-weight="bold" style:font-weight-asian="bold" style:font-weight-complex="bold"/>
    </style:style>
    <style:style style:name="ce11" style:family="table-cell" style:parent-style-name="Default">
      <style:text-properties fo:color="#2a6099" fo:font-weight="bold" style:font-weight-asian="bold" style:font-weight-complex="bold"/>
    </style:style>
    <style:style style:name="ce12" style:family="table-cell" style:parent-style-name="Default"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b4c7dc"/>
    </style:style>
    <style:style style:name="ce14" style:family="table-cell" style:parent-style-name="Default">
      <style:table-cell-properties fo:background-color="#ffa6a6"/>
    </style:style>
    <style:style style:name="ce22" style:family="table-cell" style:parent-style-name="Default">
      <style:table-cell-properties fo:background-color="#81d41a"/>
    </style:style>
    <style:style style:name="ce34" style:family="table-cell" style:parent-style-name="Default">
      <style:table-cell-properties fo:background-color="#eeeeee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ee6ef"/>
      <style:text-properties fo:color="#2a6099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ee6ef"/>
      <style:text-properties fo:color="#2a6099"/>
    </style:style>
    <style:style style:name="ce19" style:family="table-cell" style:parent-style-name="Default">
      <style:table-cell-properties fo:background-color="#b4c7dc"/>
      <style:text-properties style:use-window-font-color="true"/>
    </style:style>
    <style:style style:name="ce20" style:family="table-cell" style:parent-style-name="Default">
      <style:table-cell-properties fo:background-color="#ffa6a6"/>
      <style:text-properties style:use-window-font-color="true"/>
    </style:style>
    <style:style style:name="ce41" style:family="table-cell" style:parent-style-name="Default"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#f6f9d4"/>
      <style:text-properties fo:color="#00a933" fo:font-weight="bold" style:font-weight-asian="bold" style:font-weight-complex="bold"/>
    </style:style>
    <style:style style:name="ce24" style:family="table-cell" style:parent-style-name="Default">
      <style:table-cell-properties fo:background-color="#f6f9d4"/>
    </style:style>
    <style:style style:name="ce44" style:family="table-cell" style:parent-style-name="Default">
      <style:table-cell-properties fo:background-color="#ffd8ce"/>
      <style:text-properties fo:color="#ff0000" fo:font-weight="bold" style:font-weight-asian="bold" style:font-weight-complex="bold"/>
    </style:style>
    <style:style style:name="ce27" style:family="table-cell" style:parent-style-name="Default">
      <style:table-cell-properties fo:background-color="#ffd8ce"/>
    </style:style>
    <style:style style:name="ce28" style:family="table-cell" style:parent-style-name="Default">
      <style:table-cell-properties fo:background-color="transparent"/>
      <style:text-properties style:use-window-font-color="true"/>
    </style:style>
    <style:style style:name="ce29" style:family="table-cell" style:parent-style-name="Default">
      <style:text-properties fo:color="#ff4000" fo:font-weight="normal" style:font-weight-asian="normal" style:font-weight-complex="normal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shapes>
          <draw:frame draw:z-index="0" draw:style-name="gr1" draw:text-style-name="P1" svg:width="14.013cm" svg:height="8.876cm" svg:x="1.679cm" svg:y="5.74cm">
            <draw:object draw:notify-on-update-of-ranges="Feuille2.B8:Feuille2.B8 Feuille2.C8:Feuille2.G8 Feuille2.B9:Feuille2.B9 Feuille2.C9:Feuille2.G9 Feuille2.B10:Feuille2.B10 Feuille2.C10:Feuille2.G10 Feuille2.B11:Feuille2.B11 Feuille2.C11:Feuille2.G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225cm" svg:height="10.233cm" svg:x="18.06cm" svg:y="5.504cm">
            <draw:object draw:notify-on-update-of-ranges="Feuille2.I8:Feuille2.I8 Feuille2.J8:Feuille2.N8 Feuille2.I9:Feuille2.I9 Feuille2.J9:Feuille2.N9 Feuille2.I10:Feuille2.I10 Feuille2.J10:Feuille2.N10 Feuille2.I11:Feuille2.I11 Feuille2.J11:Feuille2.N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4.563cm" svg:height="10.738cm" svg:x="34.605cm" svg:y="5.316cm">
            <draw:object draw:notify-on-update-of-ranges="Feuille2.Q8:Feuille2.U8 Feuille2.P9:Feuille2.P9 Feuille2.Q9:Feuille2.U9 Feuille2.P10:Feuille2.P10 Feuille2.Q10:Feuille2.U10 Feuille2.P11:Feuille2.P11 Feuille2.Q11:Feuille2.U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4.592cm" svg:height="11.483cm" svg:x="50.16cm" svg:y="5.396cm">
            <draw:object draw:notify-on-update-of-ranges="Feuille2.W8:Feuille2.W8 Feuille2.X8:Feuille2.AB8 Feuille2.W9:Feuille2.W9 Feuille2.X9:Feuille2.AB9 Feuille2.W10:Feuille2.W10 Feuille2.X10:Feuille2.AB10 Feuille2.W11:Feuille2.W11 Feuille2.X11:Feuille2.AB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3" table:number-columns-repeated="1001" table:default-cell-style-name="Default"/>
        <table:table-row table:style-name="ro1">
          <table:table-cell table:style-name="ce2" office:value-type="string" calcext:value-type="string">
            <text:p>Percentage of uniqueness over the dataset Privamov-30days<text:span text:style-name="T1"> depending on the number of POIs considered and the extraction method (100 draws per user)</text:span></text:p>
          </table:table-cell>
          <table:table-cell table:style-name="ce34" table:number-columns-repeated="1023"/>
        </table:table-row>
        <table:table-row table:style-name="ro2">
          <table:table-cell table:style-name="ce9" office:value-type="string" calcext:value-type="string">
            <text:p>duration(min)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6"/>
          <table:table-cell table:style-name="ce41" office:value-type="float" office:value="15" calcext:value-type="float">
            <text:p>15</text:p>
          </table:table-cell>
          <table:table-cell table:number-columns-repeated="6"/>
          <table:table-cell table:style-name="ce1" office:value-type="float" office:value="15" calcext:value-type="float">
            <text:p>15</text:p>
          </table:table-cell>
          <table:table-cell table:number-columns-repeated="6"/>
          <table:table-cell table:style-name="ce1" office:value-type="float" office:value="15" calcext:value-type="float">
            <text:p>15</text:p>
          </table:table-cell>
          <table:table-cell table:number-columns-repeated="1001"/>
        </table:table-row>
        <table:table-row table:style-name="ro2">
          <table:table-cell table:style-name="ce10" office:value-type="string" calcext:value-type="string">
            <text:p>diameter(m)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/>
          <table:table-cell table:style-name="ce42" office:value-type="float" office:value="50" calcext:value-type="float">
            <text:p>50</text:p>
          </table:table-cell>
          <table:table-cell table:style-name="ce24"/>
          <table:table-cell table:style-name="ce24" office:value-type="string" calcext:value-type="string">
            <text:p>Diameter++ <text:s/>&gt; <text:s/>uniqueness--</text:p>
          </table:table-cell>
          <table:table-cell table:style-name="ce24" table:number-columns-repeated="4"/>
          <table:table-cell table:style-name="ce42" office:value-type="float" office:value="200" calcext:value-type="float">
            <text:p>200</text:p>
          </table:table-cell>
          <table:table-cell table:number-columns-repeated="6"/>
          <table:table-cell table:style-name="ce1" office:value-type="float" office:value="200" calcext:value-type="float">
            <text:p>200</text:p>
          </table:table-cell>
          <table:table-cell table:number-columns-repeated="5"/>
          <table:table-cell table:style-name="ce8" table:number-columns-repeated="989"/>
          <table:table-cell table:number-columns-repeated="7"/>
        </table:table-row>
        <table:table-row table:style-name="ro2">
          <table:table-cell table:style-name="ce11" office:value-type="string" calcext:value-type="string">
            <text:p>R-spatial(m)</text:p>
          </table:table-cell>
          <table:table-cell table:style-name="ce36" office:value-type="float" office:value="100" calcext:value-type="float">
            <text:p>100</text:p>
          </table:table-cell>
          <table:table-cell table:style-name="ce16"/>
          <table:table-cell table:style-name="ce16" office:value-type="string" calcext:value-type="string">
            <text:p>R-spatial++ <text:s/>&gt; <text:s/>uniqueness--</text:p>
          </table:table-cell>
          <table:table-cell table:style-name="ce16" table:number-columns-repeated="4"/>
          <table:table-cell table:style-name="ce36" office:value-type="float" office:value="400" calcext:value-type="float">
            <text:p>400</text:p>
          </table:table-cell>
          <table:table-cell table:number-columns-repeated="6"/>
          <table:table-cell table:style-name="ce1" office:value-type="float" office:value="400" calcext:value-type="float">
            <text:p>400</text:p>
          </table:table-cell>
          <table:table-cell table:number-columns-repeated="6"/>
          <table:table-cell table:style-name="ce1" office:value-type="float" office:value="400" calcext:value-type="float">
            <text:p>400</text:p>
          </table:table-cell>
          <table:table-cell table:number-columns-repeated="6"/>
          <table:table-cell table:style-name="ce29"/>
          <table:table-cell table:number-columns-repeated="994"/>
        </table:table-row>
        <table:table-row table:style-name="ro2">
          <table:table-cell table:style-name="ce12" office:value-type="string" calcext:value-type="string">
            <text:p>R-temporal(h)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1" office:value-type="float" office:value="2" calcext:value-type="float">
            <text:p>2</text:p>
          </table:table-cell>
          <table:table-cell table:number-columns-repeated="6"/>
          <table:table-cell table:style-name="ce44" office:value-type="float" office:value="2" calcext:value-type="float">
            <text:p>2</text:p>
          </table:table-cell>
          <table:table-cell table:style-name="ce27"/>
          <table:table-cell table:style-name="ce27" office:value-type="string" calcext:value-type="string">
            <text:p>R-temporal++ <text:s/>&gt; <text:s/>uniqueness--</text:p>
          </table:table-cell>
          <table:table-cell table:style-name="ce27" table:number-columns-repeated="4"/>
          <table:table-cell table:style-name="ce44" office:value-type="float" office:value="4" calcext:value-type="float">
            <text:p>4</text:p>
          </table:table-cell>
          <table:table-cell table:number-columns-repeated="6"/>
          <table:table-cell table:style-name="ce29"/>
          <table:table-cell table:style-name="ce1"/>
          <table:table-cell table:number-columns-repeated="993"/>
        </table:table-row>
        <table:table-row table:style-name="ro2">
          <table:table-cell table:number-columns-repeated="29"/>
          <table:table-cell table:style-name="ce29"/>
          <table:table-cell table:number-columns-repeated="994"/>
        </table:table-row>
        <table:table-row table:style-name="ro2">
          <table:table-cell table:number-columns-repeated="2"/>
          <table:table-cell table:style-name="ce1" office:value-type="string" calcext:value-type="string">
            <text:p>percentage of uniqueness</text:p>
          </table:table-cell>
          <table:table-cell table:number-columns-repeated="6"/>
          <table:table-cell table:style-name="ce1" office:value-type="string" calcext:value-type="string">
            <text:p>percentage of uniqueness</text:p>
          </table:table-cell>
          <table:table-cell table:number-columns-repeated="6"/>
          <table:table-cell table:style-name="ce1" office:value-type="string" calcext:value-type="string">
            <text:p>percentage of uniqueness</text:p>
          </table:table-cell>
          <table:table-cell table:number-columns-repeated="6"/>
          <table:table-cell table:style-name="ce1" office:value-type="string" calcext:value-type="string">
            <text:p>percentage of uniqueness</text:p>
          </table:table-cell>
          <table:table-cell table:number-columns-repeated="5"/>
          <table:table-cell table:style-name="ce29"/>
          <table:table-cell table:number-columns-repeated="994"/>
        </table:table-row>
        <table:table-row table:style-name="ro2">
          <table:table-cell/>
          <table:table-cell table:style-name="ce1" office:value-type="string" calcext:value-type="string">
            <text:p><text:span text:style-name="T1">v </text:span>method <text:span text:style-name="T1">/</text:span> p <text:span text:style-name="T1">&gt;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<text:span text:style-name="T1">v </text:span>method <text:span text:style-name="T1">/</text:span> p <text:span text:style-name="T1">&gt;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<text:span text:style-name="T1">v </text:span>method <text:span text:style-name="T1">/</text:span> p <text:span text:style-name="T1">&gt;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<text:span text:style-name="T1">v </text:span>method <text:span text:style-name="T1">/</text:span> p <text:span text:style-name="T1">&gt;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2">
          <table:table-cell/>
          <table:table-cell office:value-type="string" calcext:value-type="string">
            <text:p>primault</text:p>
          </table:table-cell>
          <table:table-cell table:formula="of:=[.C89]" office:value-type="float" office:value="0.662125340599455" calcext:value-type="float">
            <text:p>0,662125340599455</text:p>
          </table:table-cell>
          <table:table-cell table:formula="of:=[.D89]" office:value-type="float" office:value="0.81068524970964" calcext:value-type="float">
            <text:p>0,81068524970964</text:p>
          </table:table-cell>
          <table:table-cell table:formula="of:=[.E89]" office:value-type="float" office:value="0.874847820793767" calcext:value-type="float">
            <text:p>0,874847820793767</text:p>
          </table:table-cell>
          <table:table-cell table:formula="of:=[.F89]" office:value-type="float" office:value="0.90176515732924" calcext:value-type="float">
            <text:p>0,90176515732924</text:p>
          </table:table-cell>
          <table:table-cell table:formula="of:=[.G89]" office:value-type="float" office:value="0.903469079939668" calcext:value-type="float">
            <text:p>0,903469079939668</text:p>
          </table:table-cell>
          <table:table-cell/>
          <table:table-cell office:value-type="string" calcext:value-type="string">
            <text:p>primault</text:p>
          </table:table-cell>
          <table:table-cell table:formula="of:=[.J89]" office:value-type="float" office:value="0.522025431425976" calcext:value-type="float">
            <text:p>0,522025431425976</text:p>
          </table:table-cell>
          <table:table-cell table:formula="of:=[.K89]" office:value-type="float" office:value="0.700348432055749" calcext:value-type="float">
            <text:p>0,700348432055749</text:p>
          </table:table-cell>
          <table:table-cell table:formula="of:=[.L89]" office:value-type="float" office:value="0.764791818845873" calcext:value-type="float">
            <text:p>0,764791818845873</text:p>
          </table:table-cell>
          <table:table-cell table:formula="of:=[.M89]" office:value-type="float" office:value="0.817088769506268" calcext:value-type="float">
            <text:p>0,817088769506268</text:p>
          </table:table-cell>
          <table:table-cell table:formula="of:=[.N89]" office:value-type="float" office:value="0.807843137254902" calcext:value-type="float">
            <text:p>0,807843137254902</text:p>
          </table:table-cell>
          <table:table-cell/>
          <table:table-cell office:value-type="string" calcext:value-type="string">
            <text:p>primault</text:p>
          </table:table-cell>
          <table:table-cell table:formula="of:=[.Q89]" office:value-type="float" office:value="0.455749128919861" calcext:value-type="float">
            <text:p>0,455749128919861</text:p>
          </table:table-cell>
          <table:table-cell table:formula="of:=[.R89]" office:value-type="float" office:value="0.63623395149786" calcext:value-type="float">
            <text:p>0,63623395149786</text:p>
          </table:table-cell>
          <table:table-cell table:formula="of:=[.S89]" office:value-type="float" office:value="0.706598490382274" calcext:value-type="float">
            <text:p>0,706598490382274</text:p>
          </table:table-cell>
          <table:table-cell table:formula="of:=[.T89]" office:value-type="float" office:value="0.776197604790419" calcext:value-type="float">
            <text:p>0,776197604790419</text:p>
          </table:table-cell>
          <table:table-cell table:formula="of:=[.U89]" office:value-type="float" office:value="0.807862679955703" calcext:value-type="float">
            <text:p>0,807862679955703</text:p>
          </table:table-cell>
          <table:table-cell/>
          <table:table-cell office:value-type="string" calcext:value-type="string">
            <text:p>primault</text:p>
          </table:table-cell>
          <table:table-cell table:formula="of:=[.X89]" office:value-type="float" office:value="0.419512195121951" calcext:value-type="float">
            <text:p>0,419512195121951</text:p>
          </table:table-cell>
          <table:table-cell table:formula="of:=[.Y89]" office:value-type="float" office:value="0.582976699952449" calcext:value-type="float">
            <text:p>0,582976699952449</text:p>
          </table:table-cell>
          <table:table-cell table:formula="of:=[.Z89]" office:value-type="float" office:value="0.656196737277818" calcext:value-type="float">
            <text:p>0,656196737277818</text:p>
          </table:table-cell>
          <table:table-cell table:formula="of:=[.AA89]" office:value-type="float" office:value="0.724301397205589" calcext:value-type="float">
            <text:p>0,724301397205589</text:p>
          </table:table-cell>
          <table:table-cell table:formula="of:=[.AB89]" office:value-type="float" office:value="0.761627906976744" calcext:value-type="float">
            <text:p>0,761627906976744</text:p>
          </table:table-cell>
          <table:table-cell table:number-columns-repeated="2"/>
          <table:table-cell table:style-name="ce1"/>
          <table:table-cell table:number-columns-repeated="993"/>
        </table:table-row>
        <table:table-row table:style-name="ro2">
          <table:table-cell/>
          <table:table-cell office:value-type="string" calcext:value-type="string">
            <text:p>scikitmobility</text:p>
          </table:table-cell>
          <table:table-cell table:formula="of:=[.C144]" office:value-type="float" office:value="0.673048287598383" calcext:value-type="float">
            <text:p>0,673048287598383</text:p>
          </table:table-cell>
          <table:table-cell table:formula="of:=[.D144]" office:value-type="float" office:value="0.824206866579748" calcext:value-type="float">
            <text:p>0,824206866579748</text:p>
          </table:table-cell>
          <table:table-cell table:formula="of:=[.E144]" office:value-type="float" office:value="0.895702671312427" calcext:value-type="float">
            <text:p>0,895702671312427</text:p>
          </table:table-cell>
          <table:table-cell table:formula="of:=[.F144]" office:value-type="float" office:value="0.91963861150737" calcext:value-type="float">
            <text:p>0,91963861150737</text:p>
          </table:table-cell>
          <table:table-cell table:formula="of:=[.G144]" office:value-type="float" office:value="0.932135728542914" calcext:value-type="float">
            <text:p>0,932135728542914</text:p>
          </table:table-cell>
          <table:table-cell/>
          <table:table-cell office:value-type="string" calcext:value-type="string">
            <text:p>scikitmobility</text:p>
          </table:table-cell>
          <table:table-cell table:formula="of:=[.J144]" office:value-type="float" office:value="0.502446288023825" calcext:value-type="float">
            <text:p>0,502446288023825</text:p>
          </table:table-cell>
          <table:table-cell table:formula="of:=[.K144]" office:value-type="float" office:value="0.671447196870926" calcext:value-type="float">
            <text:p>0,671447196870926</text:p>
          </table:table-cell>
          <table:table-cell table:formula="of:=[.L144]" office:value-type="float" office:value="0.770499419279907" calcext:value-type="float">
            <text:p>0,770499419279907</text:p>
          </table:table-cell>
          <table:table-cell table:formula="of:=[.M144]" office:value-type="float" office:value="0.821683309557775" calcext:value-type="float">
            <text:p>0,821683309557775</text:p>
          </table:table-cell>
          <table:table-cell table:formula="of:=[.N144]" office:value-type="float" office:value="0.865518962075848" calcext:value-type="float">
            <text:p>0,865518962075848</text:p>
          </table:table-cell>
          <table:table-cell/>
          <table:table-cell office:value-type="string" calcext:value-type="string">
            <text:p>scikitmobility</text:p>
          </table:table-cell>
          <table:table-cell table:formula="of:=[.Q144]" office:value-type="float" office:value="0.461091753774681" calcext:value-type="float">
            <text:p>0,461091753774681</text:p>
          </table:table-cell>
          <table:table-cell table:formula="of:=[.R144]" office:value-type="float" office:value="0.667131242740999" calcext:value-type="float">
            <text:p>0,667131242740999</text:p>
          </table:table-cell>
          <table:table-cell table:formula="of:=[.S144]" office:value-type="float" office:value="0.759481037924152" calcext:value-type="float">
            <text:p>0,759481037924152</text:p>
          </table:table-cell>
          <table:table-cell table:formula="of:=[.T144]" office:value-type="float" office:value="0.801397205588822" calcext:value-type="float">
            <text:p>0,801397205588822</text:p>
          </table:table-cell>
          <table:table-cell table:formula="of:=[.U144]" office:value-type="float" office:value="0.83474034279867" calcext:value-type="float">
            <text:p>0,83474034279867</text:p>
          </table:table-cell>
          <table:table-cell/>
          <table:table-cell office:value-type="string" calcext:value-type="string">
            <text:p>scikitmobility</text:p>
          </table:table-cell>
          <table:table-cell table:formula="of:=[.X144]" office:value-type="float" office:value="0.424622531939605" calcext:value-type="float">
            <text:p>0,424622531939605</text:p>
          </table:table-cell>
          <table:table-cell table:formula="of:=[.Y144]" office:value-type="float" office:value="0.61068524970964" calcext:value-type="float">
            <text:p>0,61068524970964</text:p>
          </table:table-cell>
          <table:table-cell table:formula="of:=[.Z144]" office:value-type="float" office:value="0.712574850299401" calcext:value-type="float">
            <text:p>0,712574850299401</text:p>
          </table:table-cell>
          <table:table-cell table:formula="of:=[.AA144]" office:value-type="float" office:value="0.772455089820359" calcext:value-type="float">
            <text:p>0,772455089820359</text:p>
          </table:table-cell>
          <table:table-cell table:formula="of:=[.AB144]" office:value-type="float" office:value="0.793041698644154" calcext:value-type="float">
            <text:p>0,793041698644154</text:p>
          </table:table-cell>
          <table:table-cell/>
          <table:table-cell table:style-name="ce1"/>
          <table:table-cell table:number-columns-repeated="994"/>
        </table:table-row>
        <table:table-row table:style-name="ro2">
          <table:table-cell/>
          <table:table-cell office:value-type="string" calcext:value-type="string">
            <text:p>Gepeto0.1_13</text:p>
          </table:table-cell>
          <table:table-cell table:formula="of:=[.C197]" office:value-type="float" office:value="0.66089273817455" calcext:value-type="float">
            <text:p>0,66089273817455</text:p>
          </table:table-cell>
          <table:table-cell table:formula="of:=[.D197]" office:value-type="float" office:value="0.80688622754491" calcext:value-type="float">
            <text:p>0,80688622754491</text:p>
          </table:table-cell>
          <table:table-cell table:formula="of:=[.E197]" office:value-type="float" office:value="0.853280839895013" calcext:value-type="float">
            <text:p>0,853280839895013</text:p>
          </table:table-cell>
          <table:table-cell table:formula="of:=[.F197]" office:value-type="float" office:value="0.888699117563336" calcext:value-type="float">
            <text:p>0,888699117563336</text:p>
          </table:table-cell>
          <table:table-cell table:formula="of:=[.G197]" office:value-type="float" office:value="0.903216623968118" calcext:value-type="float">
            <text:p>0,903216623968118</text:p>
          </table:table-cell>
          <table:table-cell/>
          <table:table-cell office:value-type="string" calcext:value-type="string">
            <text:p>Gepeto0.1_13</text:p>
          </table:table-cell>
          <table:table-cell table:formula="of:=[.J197]" office:value-type="float" office:value="0.530313124583611" calcext:value-type="float">
            <text:p>0,530313124583611</text:p>
          </table:table-cell>
          <table:table-cell table:formula="of:=[.K197]" office:value-type="float" office:value="0.702345309381238" calcext:value-type="float">
            <text:p>0,702345309381238</text:p>
          </table:table-cell>
          <table:table-cell table:formula="of:=[.L197]" office:value-type="float" office:value="0.798950131233596" calcext:value-type="float">
            <text:p>0,798950131233596</text:p>
          </table:table-cell>
          <table:table-cell table:formula="of:=[.M197]" office:value-type="float" office:value="0.818104184457729" calcext:value-type="float">
            <text:p>0,818104184457729</text:p>
          </table:table-cell>
          <table:table-cell table:formula="of:=[.N197]" office:value-type="float" office:value="0.833191004839169" calcext:value-type="float">
            <text:p>0,833191004839169</text:p>
          </table:table-cell>
          <table:table-cell/>
          <table:table-cell office:value-type="string" calcext:value-type="string">
            <text:p>gepeto0.1_42m</text:p>
          </table:table-cell>
          <table:table-cell table:formula="of:=[.Q197]" office:value-type="float" office:value="0.436043747028055" calcext:value-type="float">
            <text:p>0,436043747028055</text:p>
          </table:table-cell>
          <table:table-cell table:formula="of:=[.R197]" office:value-type="float" office:value="0.60336011687363" calcext:value-type="float">
            <text:p>0,60336011687363</text:p>
          </table:table-cell>
          <table:table-cell table:formula="of:=[.S197]" office:value-type="float" office:value="0.702737272959836" calcext:value-type="float">
            <text:p>0,702737272959836</text:p>
          </table:table-cell>
          <table:table-cell table:formula="of:=[.T197]" office:value-type="float" office:value="0.75287797390637" calcext:value-type="float">
            <text:p>0,75287797390637</text:p>
          </table:table-cell>
          <table:table-cell table:formula="of:=[.U197]" office:value-type="float" office:value="0.782553082629829" calcext:value-type="float">
            <text:p>0,782553082629829</text:p>
          </table:table-cell>
          <table:table-cell/>
          <table:table-cell office:value-type="string" calcext:value-type="string">
            <text:p>Gepeto0.1_42</text:p>
          </table:table-cell>
          <table:table-cell table:formula="of:=[.X197]" office:value-type="float" office:value="0.410128388017118" calcext:value-type="float">
            <text:p>0,410128388017118</text:p>
          </table:table-cell>
          <table:table-cell table:formula="of:=[.Y197]" office:value-type="float" office:value="0.559532505478451" calcext:value-type="float">
            <text:p>0,559532505478451</text:p>
          </table:table-cell>
          <table:table-cell table:formula="of:=[.Z197]" office:value-type="float" office:value="0.656689690457918" calcext:value-type="float">
            <text:p>0,656689690457918</text:p>
          </table:table-cell>
          <table:table-cell table:formula="of:=[.AA197]" office:value-type="float" office:value="0.718853926835508" calcext:value-type="float">
            <text:p>0,718853926835508</text:p>
          </table:table-cell>
          <table:table-cell table:formula="of:=[.AB197]" office:value-type="float" office:value="0.746994116142236" calcext:value-type="float">
            <text:p>0,746994116142236</text:p>
          </table:table-cell>
          <table:table-cell table:number-columns-repeated="996"/>
        </table:table-row>
        <table:table-row table:style-name="ro2" table:number-rows-repeated="1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style-name="ce8" table:number-columns-repeated="38"/>
          <table:table-cell table:number-columns-repeated="7"/>
          <table:table-cell table:style-name="ce8" table:number-columns-repeated="972"/>
          <table:table-cell table:number-columns-repeated="7"/>
        </table:table-row>
        <table:table-row table:style-name="ro2">
          <table:table-cell table:style-name="ce8" table:number-columns-repeated="26"/>
          <table:table-cell table:style-name="ce28" table:number-columns-repeated="3"/>
          <table:table-cell table:style-name="ce8" table:number-columns-repeated="7"/>
          <table:table-cell table:style-name="ce28" table:number-columns-repeated="2"/>
          <table:table-cell table:number-columns-repeated="7"/>
          <table:table-cell table:style-name="ce28" table:number-columns-repeated="972"/>
          <table:table-cell table:number-columns-repeated="7"/>
        </table:table-row>
        <table:table-row table:style-name="ro2" table:number-rows-repeated="4">
          <table:table-cell table:style-name="ce8" table:number-columns-repeated="38"/>
          <table:table-cell table:number-columns-repeated="7"/>
          <table:table-cell table:style-name="ce8" table:number-columns-repeated="972"/>
          <table:table-cell table:number-columns-repeated="7"/>
        </table:table-row>
        <table:table-row table:style-name="ro2">
          <table:table-cell table:style-name="ce13" office:value-type="string" calcext:value-type="string">
            <text:p>PRIMAULT</text:p>
          </table:table-cell>
          <table:table-cell table:style-name="ce13"/>
          <table:table-cell table:style-name="ce19" table:number-columns-repeated="13"/>
          <table:table-cell table:style-name="ce13" table:number-columns-repeated="6"/>
          <table:table-cell table:style-name="ce19" table:number-columns-repeated="5"/>
          <table:table-cell table:style-name="ce13" table:number-columns-repeated="3"/>
          <table:table-cell table:style-name="ce19" table:number-columns-repeated="7"/>
          <table:table-cell table:style-name="ce13" table:number-columns-repeated="981"/>
          <table:table-cell table:number-columns-repeated="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User / 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5" table:style-name="ce8"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8" office:value-type="float" office:value="100" calcext:value-type="float">
            <text:p>1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style-name="ce8" office:value-type="float" office:value="81" calcext:value-type="float">
            <text:p>81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78" calcext:value-type="float">
            <text:p>7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98" calcext:value-type="float">
            <text:p>98</text:p>
          </table:table-cell>
          <table:table-cell table:number-columns-repeated="3" table:style-name="ce8"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3" table:style-name="ce8" office:value-type="float" office:value="100" calcext:value-type="float">
            <text:p>1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9" calcext:value-type="float">
            <text:p>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9" calcext:value-type="float">
            <text:p>99</text:p>
          </table:table-cell>
          <table:table-cell table:number-columns-repeated="3" table:style-name="ce8"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table:style-name="ce8" office:value-type="float" office:value="94" calcext:value-type="float">
            <text:p>94</text:p>
          </table:table-cell>
          <table:table-cell table:number-columns-repeated="4" table:style-name="ce8" office:value-type="float" office:value="100" calcext:value-type="float">
            <text:p>100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table:style-name="ce8" office:value-type="float" office:value="83" calcext:value-type="float">
            <text:p>83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2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996"/>
        </table:table-row>
        <table:table-row table:style-name="ro2">
          <table:table-cell table:style-name="ce8"/>
          <table:table-cell table:style-name="ce8" office:value-type="float" office:value="85" calcext:value-type="float">
            <text:p>8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" office:value-type="float" office:value="85" calcext:value-type="float">
            <text:p>8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8" office:value-type="float" office:value="39" calcext:value-type="float">
            <text:p>39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97" calcext:value-type="float">
            <text:p>9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8" table:number-columns-repeated="9"/>
          <table:table-cell table:number-columns-repeated="7"/>
          <table:table-cell table:style-name="ce8" table:number-columns-repeated="972"/>
          <table:table-cell table:number-columns-repeated="7"/>
        </table:table-row>
        <table:table-row table:style-name="ro2">
          <table:table-cell table:style-name="ce8"/>
          <table:table-cell table:style-name="ce8" office:value-type="float" office:value="87" calcext:value-type="float">
            <text:p>87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float" office:value="87" calcext:value-type="float">
            <text:p>87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97" calcext:value-type="float">
            <text:p>97</text:p>
          </table:table-cell>
          <table:table-cell table:number-columns-repeated="3" table:style-name="ce8"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style-name="ce8" table:number-columns-repeated="9"/>
          <table:table-cell table:number-columns-repeated="7"/>
          <table:table-cell table:style-name="ce8" table:number-columns-repeated="972"/>
          <table:table-cell table:number-columns-repeated="7"/>
        </table:table-row>
        <table:table-row table:style-name="ro2">
          <table:table-cell table:style-name="ce8"/>
          <table:table-cell table:style-name="ce8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8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8" office:value-type="float" office:value="73" calcext:value-type="float">
            <text:p>73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9" calcext:value-type="float">
            <text:p>99</text:p>
          </table:table-cell>
          <table:table-cell/>
          <table:table-cell table:style-name="ce8" table:number-columns-repeated="7"/>
          <table:table-cell table:style-name="ce28" table:number-columns-repeated="2"/>
          <table:table-cell table:number-columns-repeated="7"/>
          <table:table-cell table:style-name="ce28" table:number-columns-repeated="972"/>
          <table:table-cell table:number-columns-repeated="7"/>
        </table:table-row>
        <table:table-row table:style-name="ro2">
          <table:table-cell table:style-name="ce8"/>
          <table:table-cell table:style-name="ce18" office:value-type="string" calcext:value-type="string">
            <text:p>nbDraws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4305" calcext:value-type="float">
            <text:p>4305</text:p>
          </table:table-cell>
          <table:table-cell table:style-name="ce8" office:value-type="float" office:value="4107" calcext:value-type="float">
            <text:p>4107</text:p>
          </table:table-cell>
          <table:table-cell table:style-name="ce8" office:value-type="float" office:value="3909" calcext:value-type="float">
            <text:p>3909</text:p>
          </table:table-cell>
          <table:table-cell table:style-name="ce8" office:value-type="float" office:value="3315" calcext:value-type="float">
            <text:p>3315</text:p>
          </table:table-cell>
          <table:table-cell/>
          <table:table-cell table:style-name="ce8" office:value-type="string" calcext:value-type="string">
            <text:p>nbrDraws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4305" calcext:value-type="float">
            <text:p>4305</text:p>
          </table:table-cell>
          <table:table-cell office:value-type="float" office:value="4107" calcext:value-type="float">
            <text:p>4107</text:p>
          </table:table-cell>
          <table:table-cell table:style-name="ce8" office:value-type="float" office:value="3909" calcext:value-type="float">
            <text:p>3909</text:p>
          </table:table-cell>
          <table:table-cell table:style-name="ce8" office:value-type="float" office:value="3315" calcext:value-type="float">
            <text:p>3315</text:p>
          </table:table-cell>
          <table:table-cell/>
          <table:table-cell table:style-name="ce8" office:value-type="string" calcext:value-type="string">
            <text:p>nbrDraws</text:p>
          </table:table-cell>
          <table:table-cell table:style-name="ce8" office:value-type="float" office:value="4305" calcext:value-type="float">
            <text:p>4305</text:p>
          </table:table-cell>
          <table:table-cell table:style-name="ce8" office:value-type="float" office:value="4206" calcext:value-type="float">
            <text:p>4206</text:p>
          </table:table-cell>
          <table:table-cell table:style-name="ce8" office:value-type="float" office:value="4107" calcext:value-type="float">
            <text:p>4107</text:p>
          </table:table-cell>
          <table:table-cell table:style-name="ce8" office:value-type="float" office:value="4008" calcext:value-type="float">
            <text:p>4008</text:p>
          </table:table-cell>
          <table:table-cell table:style-name="ce8" office:value-type="float" office:value="3612" calcext:value-type="float">
            <text:p>3612</text:p>
          </table:table-cell>
          <table:table-cell/>
          <table:table-cell table:style-name="ce8" office:value-type="string" calcext:value-type="string">
            <text:p>nbrDraws</text:p>
          </table:table-cell>
          <table:table-cell table:style-name="ce8" office:value-type="float" office:value="4305" calcext:value-type="float">
            <text:p>4305</text:p>
          </table:table-cell>
          <table:table-cell table:style-name="ce8" office:value-type="float" office:value="4206" calcext:value-type="float">
            <text:p>4206</text:p>
          </table:table-cell>
          <table:table-cell table:style-name="ce8" office:value-type="float" office:value="4107" calcext:value-type="float">
            <text:p>4107</text:p>
          </table:table-cell>
          <table:table-cell table:style-name="ce8" office:value-type="float" office:value="4008" calcext:value-type="float">
            <text:p>4008</text:p>
          </table:table-cell>
          <table:table-cell office:value-type="float" office:value="3612" calcext:value-type="float">
            <text:p>3612</text:p>
          </table:table-cell>
          <table:table-cell/>
          <table:table-cell table:style-name="ce8" table:number-columns-repeated="9"/>
          <table:table-cell table:number-columns-repeated="7"/>
          <table:table-cell table:style-name="ce8" table:number-columns-repeated="972"/>
          <table:table-cell table:number-columns-repeated="7"/>
        </table:table-row>
        <table:table-row table:style-name="ro2">
          <table:table-cell table:style-name="ce8"/>
          <table:table-cell table:style-name="ce18" office:value-type="string" calcext:value-type="string">
            <text:p>uniqueness</text:p>
          </table:table-cell>
          <table:table-cell table:style-name="ce8" table:formula="of:=SUM([.C40:.C87])/[.C88]" office:value-type="float" office:value="0.662125340599455" calcext:value-type="float">
            <text:p>0,662125340599455</text:p>
          </table:table-cell>
          <table:table-cell table:style-name="ce8" table:formula="of:=SUM([.D40:.D87])/[.D88]" office:value-type="float" office:value="0.81068524970964" calcext:value-type="float">
            <text:p>0,81068524970964</text:p>
          </table:table-cell>
          <table:table-cell table:style-name="ce8" table:formula="of:=SUM([.E40:.E87])/[.E88]" office:value-type="float" office:value="0.874847820793767" calcext:value-type="float">
            <text:p>0,874847820793767</text:p>
          </table:table-cell>
          <table:table-cell table:style-name="ce8" table:formula="of:=SUM([.F40:.F87])/[.F88]" office:value-type="float" office:value="0.90176515732924" calcext:value-type="float">
            <text:p>0,90176515732924</text:p>
          </table:table-cell>
          <table:table-cell table:style-name="ce8" table:formula="of:=SUM([.G40:.G87])/[.G88]" office:value-type="float" office:value="0.903469079939668" calcext:value-type="float">
            <text:p>0,903469079939668</text:p>
          </table:table-cell>
          <table:table-cell table:style-name="ce8" table:number-columns-repeated="2"/>
          <table:table-cell table:style-name="ce8" table:formula="of:=SUM([.J40:.J87])/[.J88]" office:value-type="float" office:value="0.522025431425976" calcext:value-type="float">
            <text:p>0,522025431425976</text:p>
          </table:table-cell>
          <table:table-cell table:style-name="ce8" table:formula="of:=SUM([.K40:.K87])/[.K88]" office:value-type="float" office:value="0.700348432055749" calcext:value-type="float">
            <text:p>0,700348432055749</text:p>
          </table:table-cell>
          <table:table-cell table:style-name="ce8" table:formula="of:=SUM([.L40:.L87])/[.L88]" office:value-type="float" office:value="0.764791818845873" calcext:value-type="float">
            <text:p>0,764791818845873</text:p>
          </table:table-cell>
          <table:table-cell table:style-name="ce8" table:formula="of:=SUM([.M40:.M87])/[.M88]" office:value-type="float" office:value="0.817088769506268" calcext:value-type="float">
            <text:p>0,817088769506268</text:p>
          </table:table-cell>
          <table:table-cell table:style-name="ce8" table:formula="of:=SUM([.N40:.N87])/[.N88]" office:value-type="float" office:value="0.807843137254902" calcext:value-type="float">
            <text:p>0,807843137254902</text:p>
          </table:table-cell>
          <table:table-cell table:style-name="ce8" table:number-columns-repeated="2"/>
          <table:table-cell table:style-name="ce8" table:formula="of:=SUM([.Q40:.Q87])/[.Q88]" office:value-type="float" office:value="0.455749128919861" calcext:value-type="float">
            <text:p>0,455749128919861</text:p>
          </table:table-cell>
          <table:table-cell table:style-name="ce8" table:formula="of:=SUM([.R40:.R87])/[.R88]" office:value-type="float" office:value="0.63623395149786" calcext:value-type="float">
            <text:p>0,63623395149786</text:p>
          </table:table-cell>
          <table:table-cell table:style-name="ce8" table:formula="of:=SUM([.S40:.S87])/[.S88]" office:value-type="float" office:value="0.706598490382274" calcext:value-type="float">
            <text:p>0,706598490382274</text:p>
          </table:table-cell>
          <table:table-cell table:style-name="ce8" table:formula="of:=SUM([.T40:.T87])/[.T88]" office:value-type="float" office:value="0.776197604790419" calcext:value-type="float">
            <text:p>0,776197604790419</text:p>
          </table:table-cell>
          <table:table-cell table:style-name="ce8" table:formula="of:=SUM([.U40:.U87])/[.U88]" office:value-type="float" office:value="0.807862679955703" calcext:value-type="float">
            <text:p>0,807862679955703</text:p>
          </table:table-cell>
          <table:table-cell table:style-name="ce8" table:number-columns-repeated="2"/>
          <table:table-cell table:style-name="ce8" table:formula="of:=SUM([.X40:.X87])/[.X88]" office:value-type="float" office:value="0.419512195121951" calcext:value-type="float">
            <text:p>0,419512195121951</text:p>
          </table:table-cell>
          <table:table-cell table:style-name="ce8" table:formula="of:=SUM([.Y40:.Y87])/[.Y88]" office:value-type="float" office:value="0.582976699952449" calcext:value-type="float">
            <text:p>0,582976699952449</text:p>
          </table:table-cell>
          <table:table-cell table:style-name="ce8" table:formula="of:=SUM([.Z40:.Z87])/[.Z88]" office:value-type="float" office:value="0.656196737277818" calcext:value-type="float">
            <text:p>0,656196737277818</text:p>
          </table:table-cell>
          <table:table-cell table:style-name="ce8" table:formula="of:=SUM([.AA40:.AA87])/[.AA88]" office:value-type="float" office:value="0.724301397205589" calcext:value-type="float">
            <text:p>0,724301397205589</text:p>
          </table:table-cell>
          <table:table-cell table:style-name="ce8" table:formula="of:=SUM([.AB40:.AB87])/[.AB88]" office:value-type="float" office:value="0.761627906976744" calcext:value-type="float">
            <text:p>0,761627906976744</text:p>
          </table:table-cell>
          <table:table-cell table:style-name="ce8" table:number-columns-repeated="10"/>
          <table:table-cell table:number-columns-repeated="7"/>
          <table:table-cell table:style-name="ce8" table:number-columns-repeated="972"/>
          <table:table-cell table:number-columns-repeated="7"/>
        </table:table-row>
        <table:table-row table:style-name="ro2" table:number-rows-repeated="2">
          <table:table-cell table:style-name="ce8" table:number-columns-repeated="38"/>
          <table:table-cell table:number-columns-repeated="7"/>
          <table:table-cell table:style-name="ce8" table:number-columns-repeated="972"/>
          <table:table-cell table:number-columns-repeated="7"/>
        </table:table-row>
        <table:table-row table:style-name="ro2">
          <table:table-cell table:style-name="ce14" office:value-type="string" calcext:value-type="string">
            <text:p>SCIKITMOBILITY</text:p>
          </table:table-cell>
          <table:table-cell table:style-name="ce14"/>
          <table:table-cell table:style-name="ce20" table:number-columns-repeated="6"/>
          <table:table-cell table:style-name="ce14" table:number-columns-repeated="6"/>
          <table:table-cell table:style-name="ce20"/>
          <table:table-cell table:style-name="ce14" table:number-columns-repeated="6"/>
          <table:table-cell table:style-name="ce20" table:number-columns-repeated="2"/>
          <table:table-cell table:style-name="ce14"/>
          <table:table-cell table:style-name="ce20" table:number-columns-repeated="2"/>
          <table:table-cell table:style-name="ce14" table:number-columns-repeated="3"/>
          <table:table-cell table:style-name="ce20" table:number-columns-repeated="7"/>
          <table:table-cell table:style-name="ce14" table:number-columns-repeated="98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9" calcext:value-type="float">
            <text:p>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8" calcext:value-type="float">
            <text:p>9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9" calcext:value-type="float">
            <text:p>9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string" calcext:value-type="string">
            <text:p>nbrDraws</text:p>
          </table:table-cell>
          <table:table-cell office:value-type="float" office:value="4701" calcext:value-type="float">
            <text:p>4701</text:p>
          </table:table-cell>
          <table:table-cell office:value-type="float" office:value="4602" calcext:value-type="float">
            <text:p>4602</text:p>
          </table:table-cell>
          <table:table-cell office:value-type="float" office:value="4305" calcext:value-type="float">
            <text:p>4305</text:p>
          </table:table-cell>
          <table:table-cell office:value-type="float" office:value="4206" calcext:value-type="float">
            <text:p>4206</text:p>
          </table:table-cell>
          <table:table-cell office:value-type="float" office:value="4008" calcext:value-type="float">
            <text:p>4008</text:p>
          </table:table-cell>
          <table:table-cell/>
          <table:table-cell office:value-type="string" calcext:value-type="string">
            <text:p>nbrDraws</text:p>
          </table:table-cell>
          <table:table-cell office:value-type="float" office:value="4701" calcext:value-type="float">
            <text:p>4701</text:p>
          </table:table-cell>
          <table:table-cell office:value-type="float" office:value="4602" calcext:value-type="float">
            <text:p>4602</text:p>
          </table:table-cell>
          <table:table-cell office:value-type="float" office:value="4305" calcext:value-type="float">
            <text:p>4305</text:p>
          </table:table-cell>
          <table:table-cell office:value-type="float" office:value="4206" calcext:value-type="float">
            <text:p>4206</text:p>
          </table:table-cell>
          <table:table-cell office:value-type="float" office:value="4008" calcext:value-type="float">
            <text:p>4008</text:p>
          </table:table-cell>
          <table:table-cell/>
          <table:table-cell office:value-type="string" calcext:value-type="string">
            <text:p>nbrDraws</text:p>
          </table:table-cell>
          <table:table-cell table:number-columns-repeated="2" office:value-type="float" office:value="4305" calcext:value-type="float">
            <text:p>4305</text:p>
          </table:table-cell>
          <table:table-cell table:number-columns-repeated="2" office:value-type="float" office:value="4008" calcext:value-type="float">
            <text:p>4008</text:p>
          </table:table-cell>
          <table:table-cell office:value-type="float" office:value="3909" calcext:value-type="float">
            <text:p>3909</text:p>
          </table:table-cell>
          <table:table-cell/>
          <table:table-cell office:value-type="string" calcext:value-type="string">
            <text:p>nbrDraws</text:p>
          </table:table-cell>
          <table:table-cell table:number-columns-repeated="2" office:value-type="float" office:value="4305" calcext:value-type="float">
            <text:p>4305</text:p>
          </table:table-cell>
          <table:table-cell table:number-columns-repeated="2" office:value-type="float" office:value="4008" calcext:value-type="float">
            <text:p>4008</text:p>
          </table:table-cell>
          <table:table-cell office:value-type="float" office:value="3909" calcext:value-type="float">
            <text:p>3909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formula="of:=SUM([.C95:.C142])/[.C143]" office:value-type="float" office:value="0.673048287598383" calcext:value-type="float">
            <text:p>0,673048287598383</text:p>
          </table:table-cell>
          <table:table-cell table:formula="of:=SUM([.D95:.D142])/[.D143]" office:value-type="float" office:value="0.824206866579748" calcext:value-type="float">
            <text:p>0,824206866579748</text:p>
          </table:table-cell>
          <table:table-cell table:formula="of:=SUM([.E95:.E142])/[.E143]" office:value-type="float" office:value="0.895702671312427" calcext:value-type="float">
            <text:p>0,895702671312427</text:p>
          </table:table-cell>
          <table:table-cell table:formula="of:=SUM([.F95:.F142])/[.F143]" office:value-type="float" office:value="0.91963861150737" calcext:value-type="float">
            <text:p>0,91963861150737</text:p>
          </table:table-cell>
          <table:table-cell table:formula="of:=SUM([.G95:.G142])/[.G143]" office:value-type="float" office:value="0.932135728542914" calcext:value-type="float">
            <text:p>0,932135728542914</text:p>
          </table:table-cell>
          <table:table-cell table:number-columns-repeated="2"/>
          <table:table-cell table:formula="of:=SUM([.J95:.J142])/[.J143]" office:value-type="float" office:value="0.502446288023825" calcext:value-type="float">
            <text:p>0,502446288023825</text:p>
          </table:table-cell>
          <table:table-cell table:formula="of:=SUM([.K95:.K142])/[.K143]" office:value-type="float" office:value="0.671447196870926" calcext:value-type="float">
            <text:p>0,671447196870926</text:p>
          </table:table-cell>
          <table:table-cell table:formula="of:=SUM([.L95:.L142])/[.L143]" office:value-type="float" office:value="0.770499419279907" calcext:value-type="float">
            <text:p>0,770499419279907</text:p>
          </table:table-cell>
          <table:table-cell table:formula="of:=SUM([.M95:.M142])/[.M143]" office:value-type="float" office:value="0.821683309557775" calcext:value-type="float">
            <text:p>0,821683309557775</text:p>
          </table:table-cell>
          <table:table-cell table:formula="of:=SUM([.N95:.N142])/[.N143]" office:value-type="float" office:value="0.865518962075848" calcext:value-type="float">
            <text:p>0,865518962075848</text:p>
          </table:table-cell>
          <table:table-cell table:number-columns-repeated="2"/>
          <table:table-cell table:formula="of:=SUM([.Q95:.Q142])/[.Q143]" office:value-type="float" office:value="0.461091753774681" calcext:value-type="float">
            <text:p>0,461091753774681</text:p>
          </table:table-cell>
          <table:table-cell table:formula="of:=SUM([.R95:.R142])/[.R143]" office:value-type="float" office:value="0.667131242740999" calcext:value-type="float">
            <text:p>0,667131242740999</text:p>
          </table:table-cell>
          <table:table-cell table:formula="of:=SUM([.S95:.S142])/[.S143]" office:value-type="float" office:value="0.759481037924152" calcext:value-type="float">
            <text:p>0,759481037924152</text:p>
          </table:table-cell>
          <table:table-cell table:formula="of:=SUM([.T95:.T142])/[.T143]" office:value-type="float" office:value="0.801397205588822" calcext:value-type="float">
            <text:p>0,801397205588822</text:p>
          </table:table-cell>
          <table:table-cell table:formula="of:=SUM([.U95:.U142])/[.U143]" office:value-type="float" office:value="0.83474034279867" calcext:value-type="float">
            <text:p>0,83474034279867</text:p>
          </table:table-cell>
          <table:table-cell table:number-columns-repeated="2"/>
          <table:table-cell table:formula="of:=SUM([.X95:.X142])/[.X143]" office:value-type="float" office:value="0.424622531939605" calcext:value-type="float">
            <text:p>0,424622531939605</text:p>
          </table:table-cell>
          <table:table-cell table:formula="of:=SUM([.Y95:.Y142])/[.Y143]" office:value-type="float" office:value="0.61068524970964" calcext:value-type="float">
            <text:p>0,61068524970964</text:p>
          </table:table-cell>
          <table:table-cell table:formula="of:=SUM([.Z95:.Z142])/[.Z143]" office:value-type="float" office:value="0.712574850299401" calcext:value-type="float">
            <text:p>0,712574850299401</text:p>
          </table:table-cell>
          <table:table-cell table:formula="of:=SUM([.AA95:.AA142])/[.AA143]" office:value-type="float" office:value="0.772455089820359" calcext:value-type="float">
            <text:p>0,772455089820359</text:p>
          </table:table-cell>
          <table:table-cell table:formula="of:=SUM([.AB95:.AB142])/[.AB143]" office:value-type="float" office:value="0.793041698644154" calcext:value-type="float">
            <text:p>0,793041698644154</text:p>
          </table:table-cell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style-name="ce22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3" calcext:value-type="float">
            <text:p>3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8" calcext:value-type="float">
            <text:p>9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2">
          <table:table-cell/>
          <table:table-cell office:value-type="string" calcext:value-type="string">
            <text:p>nbrDraws</text:p>
          </table:table-cell>
          <table:table-cell office:value-type="float" office:value="4503" calcext:value-type="float">
            <text:p>4503</text:p>
          </table:table-cell>
          <table:table-cell office:value-type="float" office:value="4008" calcext:value-type="float">
            <text:p>4008</text:p>
          </table:table-cell>
          <table:table-cell office:value-type="float" office:value="3810" calcext:value-type="float">
            <text:p>3810</text:p>
          </table:table-cell>
          <table:table-cell table:number-columns-repeated="2" office:value-type="float" office:value="3513" calcext:value-type="float">
            <text:p>3513</text:p>
          </table:table-cell>
          <table:table-cell/>
          <table:table-cell office:value-type="string" calcext:value-type="string">
            <text:p>nbrDraws</text:p>
          </table:table-cell>
          <table:table-cell office:value-type="float" office:value="4503" calcext:value-type="float">
            <text:p>4503</text:p>
          </table:table-cell>
          <table:table-cell office:value-type="float" office:value="4008" calcext:value-type="float">
            <text:p>4008</text:p>
          </table:table-cell>
          <table:table-cell office:value-type="float" office:value="3810" calcext:value-type="float">
            <text:p>3810</text:p>
          </table:table-cell>
          <table:table-cell table:number-columns-repeated="2" office:value-type="float" office:value="3513" calcext:value-type="float">
            <text:p>3513</text:p>
          </table:table-cell>
          <table:table-cell/>
          <table:table-cell office:value-type="string" calcext:value-type="string">
            <text:p>nbrDraws</text:p>
          </table:table-cell>
          <table:table-cell office:value-type="float" office:value="4206" calcext:value-type="float">
            <text:p>4206</text:p>
          </table:table-cell>
          <table:table-cell office:value-type="float" office:value="4107" calcext:value-type="float">
            <text:p>4107</text:p>
          </table:table-cell>
          <table:table-cell table:number-columns-repeated="3" office:value-type="float" office:value="3909" calcext:value-type="float">
            <text:p>3909</text:p>
          </table:table-cell>
          <table:table-cell/>
          <table:table-cell office:value-type="string" calcext:value-type="string">
            <text:p>nbrDraws</text:p>
          </table:table-cell>
          <table:table-cell office:value-type="float" office:value="4206" calcext:value-type="float">
            <text:p>4206</text:p>
          </table:table-cell>
          <table:table-cell office:value-type="float" office:value="4107" calcext:value-type="float">
            <text:p>4107</text:p>
          </table:table-cell>
          <table:table-cell table:number-columns-repeated="3" office:value-type="float" office:value="3909" calcext:value-type="float">
            <text:p>3909</text:p>
          </table:table-cell>
          <table:table-cell table:number-columns-repeated="996"/>
        </table:table-row>
        <table:table-row table:style-name="ro2">
          <table:table-cell table:number-columns-repeated="2"/>
          <table:table-cell table:formula="of:=SUM([.C148:.C195])/[.C196]" office:value-type="float" office:value="0.66089273817455" calcext:value-type="float">
            <text:p>0,66089273817455</text:p>
          </table:table-cell>
          <table:table-cell table:formula="of:=SUM([.D148:.D195])/[.D196]" office:value-type="float" office:value="0.80688622754491" calcext:value-type="float">
            <text:p>0,80688622754491</text:p>
          </table:table-cell>
          <table:table-cell table:formula="of:=SUM([.E148:.E195])/[.E196]" office:value-type="float" office:value="0.853280839895013" calcext:value-type="float">
            <text:p>0,853280839895013</text:p>
          </table:table-cell>
          <table:table-cell table:formula="of:=SUM([.F148:.F195])/[.F196]" office:value-type="float" office:value="0.888699117563336" calcext:value-type="float">
            <text:p>0,888699117563336</text:p>
          </table:table-cell>
          <table:table-cell table:formula="of:=SUM([.G148:.G195])/[.G196]" office:value-type="float" office:value="0.903216623968118" calcext:value-type="float">
            <text:p>0,903216623968118</text:p>
          </table:table-cell>
          <table:table-cell table:formula="of:=SUM([.H148:.H195])/[.H196]" office:value-type="string" office:string-value="" calcext:value-type="error">
            <text:p>#DIV/0 !</text:p>
          </table:table-cell>
          <table:table-cell table:formula="of:=SUM([.I148:.I195])/[.I196]" office:value-type="string" office:string-value="" calcext:value-type="error">
            <text:p>#VALEUR !</text:p>
          </table:table-cell>
          <table:table-cell table:formula="of:=SUM([.J148:.J195])/[.J196]" office:value-type="float" office:value="0.530313124583611" calcext:value-type="float">
            <text:p>0,530313124583611</text:p>
          </table:table-cell>
          <table:table-cell table:formula="of:=SUM([.K148:.K195])/[.K196]" office:value-type="float" office:value="0.702345309381238" calcext:value-type="float">
            <text:p>0,702345309381238</text:p>
          </table:table-cell>
          <table:table-cell table:formula="of:=SUM([.L148:.L195])/[.L196]" office:value-type="float" office:value="0.798950131233596" calcext:value-type="float">
            <text:p>0,798950131233596</text:p>
          </table:table-cell>
          <table:table-cell table:formula="of:=SUM([.M148:.M195])/[.M196]" office:value-type="float" office:value="0.818104184457729" calcext:value-type="float">
            <text:p>0,818104184457729</text:p>
          </table:table-cell>
          <table:table-cell table:formula="of:=SUM([.N148:.N195])/[.N196]" office:value-type="float" office:value="0.833191004839169" calcext:value-type="float">
            <text:p>0,833191004839169</text:p>
          </table:table-cell>
          <table:table-cell/>
          <table:table-cell table:formula="of:=SUM([.P148:.P195])/[.P196]" office:value-type="string" office:string-value="" calcext:value-type="error">
            <text:p>#VALEUR !</text:p>
          </table:table-cell>
          <table:table-cell table:formula="of:=SUM([.Q148:.Q195])/[.Q196]" office:value-type="float" office:value="0.436043747028055" calcext:value-type="float">
            <text:p>0,436043747028055</text:p>
          </table:table-cell>
          <table:table-cell table:formula="of:=SUM([.R148:.R195])/[.R196]" office:value-type="float" office:value="0.60336011687363" calcext:value-type="float">
            <text:p>0,60336011687363</text:p>
          </table:table-cell>
          <table:table-cell table:formula="of:=SUM([.S148:.S195])/[.S196]" office:value-type="float" office:value="0.702737272959836" calcext:value-type="float">
            <text:p>0,702737272959836</text:p>
          </table:table-cell>
          <table:table-cell table:formula="of:=SUM([.T148:.T195])/[.T196]" office:value-type="float" office:value="0.75287797390637" calcext:value-type="float">
            <text:p>0,75287797390637</text:p>
          </table:table-cell>
          <table:table-cell table:formula="of:=SUM([.U148:.U195])/[.U196]" office:value-type="float" office:value="0.782553082629829" calcext:value-type="float">
            <text:p>0,782553082629829</text:p>
          </table:table-cell>
          <table:table-cell table:number-columns-repeated="2"/>
          <table:table-cell table:formula="of:=SUM([.X148:.X195])/[.X196]" office:value-type="float" office:value="0.410128388017118" calcext:value-type="float">
            <text:p>0,410128388017118</text:p>
          </table:table-cell>
          <table:table-cell table:formula="of:=SUM([.Y148:.Y195])/[.Y196]" office:value-type="float" office:value="0.559532505478451" calcext:value-type="float">
            <text:p>0,559532505478451</text:p>
          </table:table-cell>
          <table:table-cell table:formula="of:=SUM([.Z148:.Z195])/[.Z196]" office:value-type="float" office:value="0.656689690457918" calcext:value-type="float">
            <text:p>0,656689690457918</text:p>
          </table:table-cell>
          <table:table-cell table:formula="of:=SUM([.AA148:.AA195])/[.AA196]" office:value-type="float" office:value="0.718853926835508" calcext:value-type="float">
            <text:p>0,718853926835508</text:p>
          </table:table-cell>
          <table:table-cell table:formula="of:=SUM([.AB148:.AB195])/[.AB196]" office:value-type="float" office:value="0.746994116142236" calcext:value-type="float">
            <text:p>0,746994116142236</text:p>
          </table:table-cell>
          <table:table-cell table:number-columns-repeated="996"/>
        </table:table-row>
      </table:table>
      <table:table table:name="rad_uniqueness" table:style-name="ta1">
        <table:table-column table:style-name="co3" table:number-columns-repeated="3" table:default-cell-style-name="Default"/>
        <table:table-column table:style-name="co3" table:default-cell-style-name="ce1"/>
        <table:table-column table:style-name="co3" table:number-columns-repeated="5" table:default-cell-style-name="Default"/>
        <table:table-row table:style-name="ro2" table:number-rows-repeated="9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ce1" office:value-type="string" calcext:value-type="string">
            <text:p>with addition of radians to compute uniqueness :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style-name="ce1" office:value-type="string" calcext:value-type="string">
            <text:p>scikitmob</text:p>
          </table:table-cell>
          <table:table-cell table:number-columns-repeated="2"/>
          <table:table-cell table:style-name="ce1" office:value-type="string" calcext:value-type="string">
            <text:p>Scikitmob-rad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User / 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number-columns-repeated="2"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table:number-columns-repeated="3"/>
          <table:table-cell office:value-type="float" office:value="69" calcext:value-type="float">
            <text:p>6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number-columns-repeated="3"/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3"/>
          <table:table-cell table:number-columns-repeated="2"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87" calcext:value-type="float">
            <text:p>87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brDraws</text:p>
          </table:table-cell>
          <table:table-cell table:number-columns-repeated="2" office:value-type="float" office:value="4305" calcext:value-type="float">
            <text:p>4305</text:p>
          </table:table-cell>
          <table:table-cell/>
          <table:table-cell table:number-columns-repeated="2" office:value-type="float" office:value="4305" calcext:value-type="float">
            <text:p>430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uniqueness</text:p>
          </table:table-cell>
          <table:table-cell table:style-name="ce30" table:formula="of:=SUM([.E13:.E60])/[.E61]" office:value-type="float" office:value="0.812775842044135" calcext:value-type="float">
            <text:p>0,812775842044135</text:p>
          </table:table-cell>
          <table:table-cell table:style-name="ce30" table:formula="of:=SUM([.F13:.F60])/[.F61]" office:value-type="float" office:value="0.933565621370499" calcext:value-type="float">
            <text:p>0,933565621370499</text:p>
          </table:table-cell>
          <table:table-cell table:style-name="ce31" office:value-type="string" calcext:value-type="string">
            <text:p>&gt;&gt;</text:p>
          </table:table-cell>
          <table:table-cell table:style-name="ce30" table:formula="of:=SUM([.H13:.H60])/[.H61]" office:value-type="float" office:value="0.363066202090592" calcext:value-type="float">
            <text:p>0,363066202090592</text:p>
          </table:table-cell>
          <table:table-cell table:style-name="ce30" table:formula="of:=SUM([.I13:.I60])/[.I61]" office:value-type="float" office:value="0.56678281068525" calcext:value-type="float">
            <text:p>0,56678281068525</text:p>
          </table:table-cell>
        </table:table-row>
      </table:table>
      <table:named-expressions/>
      <table:database-ranges>
        <table:database-range table:name="__Anonymous_Sheet_DB__0" table:target-range-address="Feuille2.I95:Feuille2.N14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rad_uniqueness.D13:rad_uniqueness.L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 style:data-style-name="N2" text:time-value="09:37:44.758863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6T09:05:18.292088045</meta:creation-date>
    <dc:date>2021-06-22T11:02:19.655931675</dc:date>
    <meta:editing-duration>PT8H59M51S</meta:editing-duration>
    <meta:editing-cycles>17</meta:editing-cycles>
    <meta:generator>LibreOffice/6.4.7.2$Linux_X86_64 LibreOffice_project/40$Build-2</meta:generator>
    <meta:document-statistic meta:table-count="2" meta:cell-count="3993" meta:object-count="4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65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014cm" svg:height="8.877cm" xlink:href=".." xlink:type="simple" chart:class="chart:bar" chart:style-name="ch1">
        <chart:title svg:x="1.46cm" svg:y="0.313cm" chart:style-name="ch2">
          <text:p>Percentage of uniqueness on Privamov-30days dataset</text:p>
        </chart:title>
        <chart:subtitle svg:x="0.058cm" svg:y="1.335cm" chart:style-name="ch3">
          <text:p>depending on the method and the number of selected POIs (POIs : 15 min, 50m ; tolerance : 100m, 2h ; 100 draws per user)</text:p>
        </chart:subtitle>
        <chart:legend chart:legend-position="top" svg:x="3.504cm" svg:y="2.587cm" style:legend-expansion="wide" chart:style-name="ch4"/>
        <chart:plot-area chart:style-name="ch5" table:cell-range-address="Feuille2.B8:Feuille2.G11" chart:data-source-has-labels="both" svg:x="1.291cm" svg:y="3.362cm" svg:width="12.443cm" svg:height="4.357cm">
          <chartooo:coordinate-region svg:x="2.203cm" svg:y="3.561cm" svg:width="11.531cm" svg:height="3.511cm"/>
          <chart:axis chart:dimension="x" chart:name="primary-x" chart:style-name="ch6" chartooo:axis-type="auto">
            <chartooo:date-scale/>
            <chart:title svg:x="5.695cm" svg:y="7.896cm" chart:style-name="ch7">
              <text:p>number of selected POIs</text:p>
            </chart:title>
            <chart:categories table:cell-range-address="Feuille2.C8:Feuille2.G8"/>
          </chart:axis>
          <chart:axis chart:dimension="y" chart:name="primary-y" chart:style-name="ch8">
            <chart:title svg:x="0.451cm" svg:y="6.973cm" chart:style-name="ch9">
              <text:p>ratio of uniqueness</text:p>
            </chart:title>
            <chart:grid chart:style-name="ch10" chart:class="major"/>
          </chart:axis>
          <chart:series chart:style-name="ch11" chart:values-cell-range-address="Feuille2.C9:Feuille2.G9" chart:label-cell-address="Feuille2.B9:Feuille2.B9" chart:class="chart:bar">
            <chart:data-point chart:repeated="5"/>
          </chart:series>
          <chart:series chart:style-name="ch12" chart:values-cell-range-address="Feuille2.C10:Feuille2.G10" chart:label-cell-address="Feuille2.B10:Feuille2.B10" chart:class="chart:bar">
            <chart:data-point chart:repeated="5"/>
          </chart:series>
          <chart:series chart:style-name="ch13" chart:values-cell-range-address="Feuille2.C11:Feuille2.G11" chart:label-cell-address="Feuille2.B11:Feuille2.B1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2.C8:Feuille2.G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primault</text:p>
                <draw:g>
                  <svg:desc>Feuille2.B9:Feuille2.B9</svg:desc>
                </draw:g>
              </table:table-cell>
              <table:table-cell office:value-type="float" office:value="0.662125340599455">
                <text:p>0.662125340599455</text:p>
                <draw:g>
                  <svg:desc>Feuille2.C9:Feuille2.G9</svg:desc>
                </draw:g>
              </table:table-cell>
              <table:table-cell office:value-type="float" office:value="0.81068524970964">
                <text:p>0.81068524970964</text:p>
              </table:table-cell>
              <table:table-cell office:value-type="float" office:value="0.874847820793767">
                <text:p>0.874847820793767</text:p>
              </table:table-cell>
              <table:table-cell office:value-type="float" office:value="0.90176515732924">
                <text:p>0.90176515732924</text:p>
              </table:table-cell>
              <table:table-cell office:value-type="float" office:value="0.903469079939668">
                <text:p>0.903469079939668</text:p>
              </table:table-cell>
            </table:table-row>
            <table:table-row>
              <table:table-cell office:value-type="string">
                <text:p>scikitmobility</text:p>
                <draw:g>
                  <svg:desc>Feuille2.B10:Feuille2.B10</svg:desc>
                </draw:g>
              </table:table-cell>
              <table:table-cell office:value-type="float" office:value="0.673048287598383">
                <text:p>0.673048287598383</text:p>
                <draw:g>
                  <svg:desc>Feuille2.C10:Feuille2.G10</svg:desc>
                </draw:g>
              </table:table-cell>
              <table:table-cell office:value-type="float" office:value="0.824206866579748">
                <text:p>0.824206866579748</text:p>
              </table:table-cell>
              <table:table-cell office:value-type="float" office:value="0.895702671312427">
                <text:p>0.895702671312427</text:p>
              </table:table-cell>
              <table:table-cell office:value-type="float" office:value="0.91963861150737">
                <text:p>0.91963861150737</text:p>
              </table:table-cell>
              <table:table-cell office:value-type="float" office:value="0.932135728542914">
                <text:p>0.932135728542914</text:p>
              </table:table-cell>
            </table:table-row>
            <table:table-row>
              <table:table-cell office:value-type="string">
                <text:p>Gepeto0.1_13</text:p>
                <draw:g>
                  <svg:desc>Feuille2.B11:Feuille2.B11</svg:desc>
                </draw:g>
              </table:table-cell>
              <table:table-cell office:value-type="float" office:value="0.66089273817455">
                <text:p>0.66089273817455</text:p>
                <draw:g>
                  <svg:desc>Feuille2.C11:Feuille2.G11</svg:desc>
                </draw:g>
              </table:table-cell>
              <table:table-cell office:value-type="float" office:value="0.80688622754491">
                <text:p>0.80688622754491</text:p>
              </table:table-cell>
              <table:table-cell office:value-type="float" office:value="0.853280839895013">
                <text:p>0.853280839895013</text:p>
              </table:table-cell>
              <table:table-cell office:value-type="float" office:value="0.888699117563336">
                <text:p>0.888699117563336</text:p>
              </table:table-cell>
              <table:table-cell office:value-type="float" office:value="0.903216623968118">
                <text:p>0.9032166239681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5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26cm" svg:height="10.234cm" xlink:href=".." xlink:type="simple" chart:class="chart:bar" chart:style-name="ch1">
        <chart:title svg:x="2.066cm" svg:y="0.34cm" chart:style-name="ch2">
          <text:p>Percentage of uniqueness on Privamov-30days dataset</text:p>
        </chart:title>
        <chart:subtitle svg:x="0.072cm" svg:y="1.54cm" chart:style-name="ch3">
          <text:p>depending on the method and the number of selected POIs (POIs : 15 min, 50 m ; tolerance : 400m, 2h ; 100 draws per user)</text:p>
        </chart:subtitle>
        <chart:legend chart:legend-position="top" svg:x="4.11cm" svg:y="2.641cm" style:legend-expansion="wide" chart:style-name="ch4"/>
        <chart:plot-area chart:style-name="ch5" table:cell-range-address="Feuille2.I8:Feuille2.N11" chart:data-source-has-labels="both" svg:x="1.315cm" svg:y="3.443cm" svg:width="13.607cm" svg:height="5.606cm">
          <chartooo:coordinate-region svg:x="2.227cm" svg:y="3.642cm" svg:width="12.695cm" svg:height="4.76cm"/>
          <chart:axis chart:dimension="x" chart:name="primary-x" chart:style-name="ch6" chartooo:axis-type="auto">
            <chartooo:date-scale/>
            <chart:title svg:x="6.301cm" svg:y="9.253cm" chart:style-name="ch7">
              <text:p>number of selected POIs</text:p>
            </chart:title>
            <chart:categories table:cell-range-address="Feuille2.J8:Feuille2.N8"/>
          </chart:axis>
          <chart:axis chart:dimension="y" chart:name="primary-y" chart:style-name="ch8">
            <chart:title svg:x="0.451cm" svg:y="7.679cm" chart:style-name="ch9">
              <text:p>ratio of uniqueness</text:p>
            </chart:title>
            <chart:grid chart:style-name="ch10" chart:class="major"/>
          </chart:axis>
          <chart:series chart:style-name="ch11" chart:values-cell-range-address="Feuille2.J9:Feuille2.N9" chart:label-cell-address="Feuille2.I9:Feuille2.I9" chart:class="chart:bar">
            <chart:data-point chart:repeated="5"/>
          </chart:series>
          <chart:series chart:style-name="ch12" chart:values-cell-range-address="Feuille2.J10:Feuille2.N10" chart:label-cell-address="Feuille2.I10:Feuille2.I10" chart:class="chart:bar">
            <chart:data-point chart:repeated="5"/>
          </chart:series>
          <chart:series chart:style-name="ch13" chart:values-cell-range-address="Feuille2.J11:Feuille2.N11" chart:label-cell-address="Feuille2.I11:Feuille2.I1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2.J8:Feuille2.N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primault</text:p>
                <draw:g>
                  <svg:desc>Feuille2.I9:Feuille2.I9</svg:desc>
                </draw:g>
              </table:table-cell>
              <table:table-cell office:value-type="float" office:value="0.522025431425976">
                <text:p>0.522025431425976</text:p>
                <draw:g>
                  <svg:desc>Feuille2.J9:Feuille2.N9</svg:desc>
                </draw:g>
              </table:table-cell>
              <table:table-cell office:value-type="float" office:value="0.700348432055749">
                <text:p>0.700348432055749</text:p>
              </table:table-cell>
              <table:table-cell office:value-type="float" office:value="0.764791818845873">
                <text:p>0.764791818845873</text:p>
              </table:table-cell>
              <table:table-cell office:value-type="float" office:value="0.817088769506268">
                <text:p>0.817088769506268</text:p>
              </table:table-cell>
              <table:table-cell office:value-type="float" office:value="0.807843137254902">
                <text:p>0.807843137254902</text:p>
              </table:table-cell>
            </table:table-row>
            <table:table-row>
              <table:table-cell office:value-type="string">
                <text:p>scikitmobility</text:p>
                <draw:g>
                  <svg:desc>Feuille2.I10:Feuille2.I10</svg:desc>
                </draw:g>
              </table:table-cell>
              <table:table-cell office:value-type="float" office:value="0.502446288023825">
                <text:p>0.502446288023825</text:p>
                <draw:g>
                  <svg:desc>Feuille2.J10:Feuille2.N10</svg:desc>
                </draw:g>
              </table:table-cell>
              <table:table-cell office:value-type="float" office:value="0.671447196870926">
                <text:p>0.671447196870926</text:p>
              </table:table-cell>
              <table:table-cell office:value-type="float" office:value="0.770499419279907">
                <text:p>0.770499419279907</text:p>
              </table:table-cell>
              <table:table-cell office:value-type="float" office:value="0.821683309557775">
                <text:p>0.821683309557775</text:p>
              </table:table-cell>
              <table:table-cell office:value-type="float" office:value="0.865518962075848">
                <text:p>0.865518962075848</text:p>
              </table:table-cell>
            </table:table-row>
            <table:table-row>
              <table:table-cell office:value-type="string">
                <text:p>Gepeto0.1_13</text:p>
                <draw:g>
                  <svg:desc>Feuille2.I11:Feuille2.I11</svg:desc>
                </draw:g>
              </table:table-cell>
              <table:table-cell office:value-type="float" office:value="0.530313124583611">
                <text:p>0.530313124583611</text:p>
                <draw:g>
                  <svg:desc>Feuille2.J11:Feuille2.N11</svg:desc>
                </draw:g>
              </table:table-cell>
              <table:table-cell office:value-type="float" office:value="0.702345309381238">
                <text:p>0.702345309381238</text:p>
              </table:table-cell>
              <table:table-cell office:value-type="float" office:value="0.798950131233596">
                <text:p>0.798950131233596</text:p>
              </table:table-cell>
              <table:table-cell office:value-type="float" office:value="0.818104184457729">
                <text:p>0.818104184457729</text:p>
              </table:table-cell>
              <table:table-cell office:value-type="float" office:value="0.833191004839169">
                <text:p>0.8331910048391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4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64cm" svg:height="10.739cm" xlink:href=".." xlink:type="simple" chart:class="chart:bar" chart:style-name="ch1">
        <chart:title svg:x="1.735cm" svg:y="0.35cm" chart:style-name="ch2">
          <text:p>Percentage of uniqueness on Privamov-30days dataset</text:p>
        </chart:title>
        <chart:subtitle svg:x="0.057cm" svg:y="1.615cm" chart:style-name="ch3">
          <text:p>depending on the method and the number of selected POIs (POIs : 15 min, 200m ; tolerance : 400m, 2h ; 100 draws per user)</text:p>
        </chart:subtitle>
        <chart:legend chart:legend-position="top" svg:x="3.348cm" svg:y="2.748cm" style:legend-expansion="custom" chartooo:width="7.403cm" chartooo:height="0.598cm" style:legend-expansion-aspect-ratio="12.3795986622074" chart:style-name="ch4"/>
        <chart:plot-area chart:style-name="ch5" table:cell-range-address="Feuille2.P8:Feuille2.U11" chart:data-source-has-labels="both" svg:x="1.302cm" svg:y="3.473cm" svg:width="12.971cm" svg:height="6.071cm">
          <chartooo:coordinate-region svg:x="2.029cm" svg:y="3.672cm" svg:width="12.244cm" svg:height="5.225cm"/>
          <chart:axis chart:dimension="x" chart:name="primary-x" chart:style-name="ch6" chartooo:axis-type="auto">
            <chartooo:date-scale/>
            <chart:title svg:x="5.97cm" svg:y="9.758cm" chart:style-name="ch7">
              <text:p>number of selected POIs</text:p>
            </chart:title>
            <chart:categories table:cell-range-address="Feuille2.Q8:Feuille2.U8"/>
          </chart:axis>
          <chart:axis chart:dimension="y" chart:name="primary-y" chart:style-name="ch8">
            <chart:title svg:x="0.451cm" svg:y="7.941cm" chart:style-name="ch9">
              <text:p>ratio of uniqueness</text:p>
            </chart:title>
            <chart:grid chart:style-name="ch10" chart:class="major"/>
          </chart:axis>
          <chart:series chart:style-name="ch11" chart:values-cell-range-address="Feuille2.Q9:Feuille2.U9" chart:label-cell-address="Feuille2.P9:Feuille2.P9" chart:class="chart:bar">
            <chart:data-point chart:repeated="5"/>
          </chart:series>
          <chart:series chart:style-name="ch12" chart:values-cell-range-address="Feuille2.Q10:Feuille2.U10" chart:label-cell-address="Feuille2.P10:Feuille2.P10" chart:class="chart:bar">
            <chart:data-point chart:repeated="5"/>
          </chart:series>
          <chart:series chart:style-name="ch13" chart:values-cell-range-address="Feuille2.Q11:Feuille2.U11" chart:label-cell-address="Feuille2.P11:Feuille2.P1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2.Q8:Feuille2.U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primault</text:p>
                <draw:g>
                  <svg:desc>Feuille2.P9:Feuille2.P9</svg:desc>
                </draw:g>
              </table:table-cell>
              <table:table-cell office:value-type="float" office:value="0.455749128919861">
                <text:p>0.455749128919861</text:p>
                <draw:g>
                  <svg:desc>Feuille2.Q9:Feuille2.U9</svg:desc>
                </draw:g>
              </table:table-cell>
              <table:table-cell office:value-type="float" office:value="0.63623395149786">
                <text:p>0.63623395149786</text:p>
              </table:table-cell>
              <table:table-cell office:value-type="float" office:value="0.706598490382274">
                <text:p>0.706598490382274</text:p>
              </table:table-cell>
              <table:table-cell office:value-type="float" office:value="0.776197604790419">
                <text:p>0.776197604790419</text:p>
              </table:table-cell>
              <table:table-cell office:value-type="float" office:value="0.807862679955703">
                <text:p>0.807862679955703</text:p>
              </table:table-cell>
            </table:table-row>
            <table:table-row>
              <table:table-cell office:value-type="string">
                <text:p>scikitmobility</text:p>
                <draw:g>
                  <svg:desc>Feuille2.P10:Feuille2.P10</svg:desc>
                </draw:g>
              </table:table-cell>
              <table:table-cell office:value-type="float" office:value="0.461091753774681">
                <text:p>0.461091753774681</text:p>
                <draw:g>
                  <svg:desc>Feuille2.Q10:Feuille2.U10</svg:desc>
                </draw:g>
              </table:table-cell>
              <table:table-cell office:value-type="float" office:value="0.667131242740999">
                <text:p>0.667131242740999</text:p>
              </table:table-cell>
              <table:table-cell office:value-type="float" office:value="0.759481037924152">
                <text:p>0.759481037924152</text:p>
              </table:table-cell>
              <table:table-cell office:value-type="float" office:value="0.801397205588822">
                <text:p>0.801397205588822</text:p>
              </table:table-cell>
              <table:table-cell office:value-type="float" office:value="0.83474034279867">
                <text:p>0.83474034279867</text:p>
              </table:table-cell>
            </table:table-row>
            <table:table-row>
              <table:table-cell office:value-type="string">
                <text:p>gepeto0.1_42m</text:p>
                <draw:g>
                  <svg:desc>Feuille2.P11:Feuille2.P11</svg:desc>
                </draw:g>
              </table:table-cell>
              <table:table-cell office:value-type="float" office:value="0.436043747028055">
                <text:p>0.436043747028055</text:p>
                <draw:g>
                  <svg:desc>Feuille2.Q11:Feuille2.U11</svg:desc>
                </draw:g>
              </table:table-cell>
              <table:table-cell office:value-type="float" office:value="0.60336011687363">
                <text:p>0.60336011687363</text:p>
              </table:table-cell>
              <table:table-cell office:value-type="float" office:value="0.702737272959836">
                <text:p>0.702737272959836</text:p>
              </table:table-cell>
              <table:table-cell office:value-type="float" office:value="0.75287797390637">
                <text:p>0.75287797390637</text:p>
              </table:table-cell>
              <table:table-cell office:value-type="float" office:value="0.782553082629829">
                <text:p>0.7825530826298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4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593cm" svg:height="11.484cm" xlink:href=".." xlink:type="simple" chart:class="chart:bar" chart:style-name="ch1">
        <chart:title svg:x="1.749cm" svg:y="0.365cm" chart:style-name="ch2">
          <text:p>Percentage of uniqueness on Privamov-30days dataset</text:p>
        </chart:title>
        <chart:subtitle svg:x="0.058cm" svg:y="1.727cm" chart:style-name="ch3">
          <text:p>depending on the method and the number of selected POIs (POIs : 15 min, 200m ; tolerance :400m, 4h ; 100 draws per user)</text:p>
        </chart:subtitle>
        <chart:legend chart:legend-position="top" svg:x="3.793cm" svg:y="2.691cm" style:legend-expansion="wide" chart:style-name="ch4"/>
        <chart:plot-area chart:style-name="ch5" table:cell-range-address="Feuille2.W8:Feuille2.AB11" chart:data-source-has-labels="both" svg:x="1.302cm" svg:y="3.518cm" svg:width="13cm" svg:height="6.756cm">
          <chartooo:coordinate-region svg:x="2.029cm" svg:y="3.718cm" svg:width="12.273cm" svg:height="5.909cm"/>
          <chart:axis chart:dimension="x" chart:name="primary-x" chart:style-name="ch6" chartooo:axis-type="auto">
            <chartooo:date-scale/>
            <chart:title svg:x="5.985cm" svg:y="10.503cm" chart:style-name="ch7">
              <text:p>number of selected POIs</text:p>
            </chart:title>
            <chart:categories table:cell-range-address="Feuille2.X8:Feuille2.AB8"/>
          </chart:axis>
          <chart:axis chart:dimension="y" chart:name="primary-y" chart:style-name="ch8">
            <chart:title svg:x="0.451cm" svg:y="8.329cm" chart:style-name="ch9">
              <text:p>ratio of uniqueness</text:p>
            </chart:title>
            <chart:grid chart:style-name="ch10" chart:class="major"/>
          </chart:axis>
          <chart:series chart:style-name="ch11" chart:values-cell-range-address="Feuille2.X9:Feuille2.AB9" chart:label-cell-address="Feuille2.W9:Feuille2.W9" chart:class="chart:bar">
            <chart:data-point chart:repeated="5"/>
          </chart:series>
          <chart:series chart:style-name="ch12" chart:values-cell-range-address="Feuille2.X10:Feuille2.AB10" chart:label-cell-address="Feuille2.W10:Feuille2.W10" chart:class="chart:bar">
            <chart:data-point chart:repeated="5"/>
          </chart:series>
          <chart:series chart:style-name="ch13" chart:values-cell-range-address="Feuille2.X11:Feuille2.AB11" chart:label-cell-address="Feuille2.W11:Feuille2.W1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2.X8:Feuille2.AB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primault</text:p>
                <draw:g>
                  <svg:desc>Feuille2.W9:Feuille2.W9</svg:desc>
                </draw:g>
              </table:table-cell>
              <table:table-cell office:value-type="float" office:value="0.419512195121951">
                <text:p>0.419512195121951</text:p>
                <draw:g>
                  <svg:desc>Feuille2.X9:Feuille2.AB9</svg:desc>
                </draw:g>
              </table:table-cell>
              <table:table-cell office:value-type="float" office:value="0.582976699952449">
                <text:p>0.582976699952449</text:p>
              </table:table-cell>
              <table:table-cell office:value-type="float" office:value="0.656196737277818">
                <text:p>0.656196737277818</text:p>
              </table:table-cell>
              <table:table-cell office:value-type="float" office:value="0.724301397205589">
                <text:p>0.724301397205589</text:p>
              </table:table-cell>
              <table:table-cell office:value-type="float" office:value="0.761627906976744">
                <text:p>0.761627906976744</text:p>
              </table:table-cell>
            </table:table-row>
            <table:table-row>
              <table:table-cell office:value-type="string">
                <text:p>scikitmobility</text:p>
                <draw:g>
                  <svg:desc>Feuille2.W10:Feuille2.W10</svg:desc>
                </draw:g>
              </table:table-cell>
              <table:table-cell office:value-type="float" office:value="0.424622531939605">
                <text:p>0.424622531939605</text:p>
                <draw:g>
                  <svg:desc>Feuille2.X10:Feuille2.AB10</svg:desc>
                </draw:g>
              </table:table-cell>
              <table:table-cell office:value-type="float" office:value="0.61068524970964">
                <text:p>0.61068524970964</text:p>
              </table:table-cell>
              <table:table-cell office:value-type="float" office:value="0.712574850299401">
                <text:p>0.712574850299401</text:p>
              </table:table-cell>
              <table:table-cell office:value-type="float" office:value="0.772455089820359">
                <text:p>0.772455089820359</text:p>
              </table:table-cell>
              <table:table-cell office:value-type="float" office:value="0.793041698644154">
                <text:p>0.793041698644154</text:p>
              </table:table-cell>
            </table:table-row>
            <table:table-row>
              <table:table-cell office:value-type="string">
                <text:p>Gepeto0.1_42</text:p>
                <draw:g>
                  <svg:desc>Feuille2.W11:Feuille2.W11</svg:desc>
                </draw:g>
              </table:table-cell>
              <table:table-cell office:value-type="float" office:value="0.410128388017118">
                <text:p>0.410128388017118</text:p>
                <draw:g>
                  <svg:desc>Feuille2.X11:Feuille2.AB11</svg:desc>
                </draw:g>
              </table:table-cell>
              <table:table-cell office:value-type="float" office:value="0.559532505478451">
                <text:p>0.559532505478451</text:p>
              </table:table-cell>
              <table:table-cell office:value-type="float" office:value="0.656689690457918">
                <text:p>0.656689690457918</text:p>
              </table:table-cell>
              <table:table-cell office:value-type="float" office:value="0.718853926835508">
                <text:p>0.718853926835508</text:p>
              </table:table-cell>
              <table:table-cell office:value-type="float" office:value="0.746994116142236">
                <text:p>0.7469941161422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